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2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4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6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8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0" style:family="text">
      <style:text-properties fo:font-size="10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ff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3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5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7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- Thực hiện<text:s/></text:span><text:span text:style-name="T2">đượ</text:span><text:span text:style-name="T3">c theo dõi bàn tay theo bài h</text:span><text:span text:style-name="T4">ướ</text:span><text:span text:style-name="T5">ng d</text:span><text:span text:style-name="T6">ẫ</text:span><text:span text:style-name="T7">n n</text:span><text:span text:style-name="T8">à</text:span><text:span text:style-name="T9">y.</text:span></text:p>
      <text:p text:style-name="P1"><text:a xlink:href="http://anikettatipamula.blogspot.ro/2012/02/hand-gesture-using-opencv.html"><text:span text:style-name="T10">http://anikettatipamula.blogspot.ro/2012/02/hand-gesture-using-opencv.html</text:span></text:a><text:span text:style-name="T11"/></text:p>
      <text:p text:style-name="P1"><text:span text:style-name="T12">- Ghi lại những hàm opencv<text:s/></text:span><text:span text:style-name="T13">đượ</text:span><text:span text:style-name="T14">c s</text:span><text:span text:style-name="T15">ử</text:span><text:span text:style-name="T16"><text:s/>d</text:span><text:span text:style-name="T17">ụ</text:span><text:span text:style-name="T18">ng trong này.</text:span></text:p>
      <text:p text:style-name="P1"><text:span text:style-name="T18">Deadline: 23h ngày 18.</text:span></text:p>
      <text:p text:style-name="P1"><text:span text:style-name="T19"/></text:p>
      <text:p text:style-name="P1"><text:span text:style-name="T19"/></text:p>
      <text:p text:style-name="P1"><text:span text:style-name="T20">FindContours : Finds contours in a binary image</text:span></text:p>
      <text:p text:style-name="P1"><text:span text:style-name="T20">ContourArea :<text:s text:c="2"/>Calculates a contour area</text:span></text:p>
      <text:p text:style-name="P1"><text:span text:style-name="T20">approxPolyDP</text:span></text:p>
      <text:p text:style-name="P1"><text:span text:style-name="T20">convexHull<text:s text:c="3"/>Finds the convex hull of a point set</text:span></text:p>
      <text:p text:style-name="P1"><text:span text:style-name="T20">convexityDefects</text:span></text:p>
      <text:p text:style-name="P1"><text:span text:style-name="T21"/></text:p>
      <text:p text:style-name="P1"><text:span text:style-name="T2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